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3">
      <style:paragraph-properties fo:margin-top="0.353cm" fo:margin-bottom="0.499cm" loext:contextual-spacing="false"/>
    </style:style>
    <style:style style:name="P2" style:family="paragraph" style:parent-style-name="Heading_20_4">
      <style:paragraph-properties fo:margin-top="0.353cm" fo:margin-bottom="0.499cm" loext:contextual-spacing="false"/>
    </style:style>
    <style:style style:name="P3" style:family="paragraph" style:parent-style-name="Standard">
      <style:paragraph-properties fo:margin-top="0cm" fo:margin-bottom="0.353cm" loext:contextual-spacing="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WWNum1">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6" style:family="paragraph" style:parent-style-name="Text_20_body" style:list-style-name="WWNum2">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7" style:family="paragraph" style:parent-style-name="Text_20_body" style:list-style-name="WWNum6">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8" style:family="paragraph" style:parent-style-name="Text_20_body" style:list-style-name="WWNum2">
      <style:paragraph-properties fo:margin-left="1.247cm" fo:margin-right="0cm" fo:text-indent="-0.499cm" style:auto-text-indent="false">
        <style:tab-stops>
          <style:tab-stop style:position="0cm"/>
        </style:tab-stops>
      </style:paragraph-properties>
    </style:style>
    <style:style style:name="P9" style:family="paragraph" style:parent-style-name="Text_20_body" style:list-style-name="WWNum3">
      <style:paragraph-properties fo:margin-left="1.247cm" fo:margin-right="0cm" fo:text-indent="-0.499cm" style:auto-text-indent="false">
        <style:tab-stops>
          <style:tab-stop style:position="0cm"/>
        </style:tab-stops>
      </style:paragraph-properties>
    </style:style>
    <style:style style:name="P10" style:family="paragraph" style:parent-style-name="Text_20_body" style:list-style-name="WWNum4">
      <style:paragraph-properties fo:margin-left="1.247cm" fo:margin-right="0cm" fo:text-indent="-0.499cm" style:auto-text-indent="false">
        <style:tab-stops>
          <style:tab-stop style:position="0cm"/>
        </style:tab-stops>
      </style:paragraph-properties>
    </style:style>
    <style:style style:name="P11" style:family="paragraph" style:parent-style-name="Text_20_body" style:list-style-name="WWNum5">
      <style:paragraph-properties fo:margin-left="1.247cm" fo:margin-right="0cm" fo:text-indent="-0.499cm" style:auto-text-indent="false">
        <style:tab-stops>
          <style:tab-stop style:position="0cm"/>
        </style:tab-stops>
      </style:paragraph-properties>
    </style:style>
    <style:style style:name="P12" style:family="paragraph" style:parent-style-name="Text_20_body" style:list-style-name="WWNum6">
      <style:paragraph-properties fo:margin-left="1.247cm" fo:margin-right="0cm" fo:text-indent="-0.499cm" style:auto-text-indent="false">
        <style:tab-stops>
          <style:tab-stop style:position="0cm"/>
        </style:tab-stops>
      </style:paragraph-properties>
    </style:style>
    <style:style style:name="P13" style:family="paragraph" style:parent-style-name="Text_20_body" style:list-style-name="WWNum9">
      <style:paragraph-properties fo:margin-left="1.247cm" fo:margin-right="0cm" fo:text-indent="-0.499cm" style:auto-text-indent="false">
        <style:tab-stops>
          <style:tab-stop style:position="0cm"/>
        </style:tab-stops>
      </style:paragraph-properties>
    </style:style>
    <style:style style:name="P14" style:family="paragraph" style:parent-style-name="Text_20_body" style:list-style-name="WWNum1">
      <style:paragraph-properties fo:margin-left="2.494cm" fo:margin-right="0cm" fo:margin-top="0cm" fo:margin-bottom="0cm" loext:contextual-spacing="false" fo:text-indent="-0.499cm" style:auto-text-indent="false">
        <style:tab-stops>
          <style:tab-stop style:position="0cm"/>
        </style:tab-stops>
      </style:paragraph-properties>
    </style:style>
    <style:style style:name="P15" style:family="paragraph" style:parent-style-name="Text_20_body" style:list-style-name="WWNum1">
      <style:paragraph-properties fo:margin-left="2.494cm" fo:margin-right="0cm" fo:text-indent="-0.499cm" style:auto-text-indent="false">
        <style:tab-stops>
          <style:tab-stop style:position="0cm"/>
        </style:tab-stops>
      </style:paragraph-properties>
    </style:style>
    <style:style style:name="P16" style:family="paragraph" style:parent-style-name="Text_20_body" style:list-style-name="WWNum7">
      <style:paragraph-properties fo:margin-left="1.27cm" fo:margin-right="0cm" fo:margin-top="0cm" fo:margin-bottom="0cm" loext:contextual-spacing="false" fo:text-indent="-0.499cm" style:auto-text-indent="false">
        <style:tab-stops>
          <style:tab-stop style:position="0cm"/>
        </style:tab-stops>
      </style:paragraph-properties>
    </style:style>
    <style:style style:name="P17" style:family="paragraph" style:parent-style-name="Text_20_body" style:list-style-name="WWNum8">
      <style:paragraph-properties fo:margin-left="1.27cm" fo:margin-right="0cm" fo:text-indent="-0.499cm" style:auto-text-indent="false">
        <style:tab-stops>
          <style:tab-stop style:position="0cm"/>
        </style:tab-stops>
      </style:paragraph-properties>
    </style:style>
    <style:style style:name="P18" style:family="paragraph" style:parent-style-name="Title" style:master-page-name="Standard">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000000" style:font-name="Cambria" style:font-name-asian="ＭＳ 明朝" style:font-name-complex="F" fo:background-color="#ffff00"/>
    </style:style>
    <style:style style:name="T3" style:family="text">
      <style:text-properties fo:color="#000000" fo:font-weight="normal" style:font-weight-asian="normal" style:font-weight-complex="normal"/>
    </style:style>
    <style:style style:name="T4" style:family="text">
      <style:text-properties fo:font-weight="bold" style:font-weight-asian="bold"/>
    </style:style>
    <style:style style:name="T5" style:family="text">
      <style:text-properties fo:font-weight="normal" style:font-weight-asian="normal" style:font-weight-complex="normal"/>
    </style:style>
    <style:style style:name="T6" style:family="text">
      <style:text-properties fo:color="#2a6099" fo:font-weight="normal" style:font-weight-asian="normal" style:font-weight-complex="normal"/>
    </style:style>
    <style:style style:name="T7" style:family="text">
      <style:text-properties fo:color="#2a60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IS Data Processing - Detailed Explanation</text:p>
      <text:p text:style-name="Standard">This document explains the detailed steps and theoretical rationale behind each operation in the AIS (Automatic Identification System) data processing pipeline. The purpose of this pipeline is to transform raw AIS data, which typically includes vessel position, timestamp, speed, and other metadata, into a structured format suitable for further analysis, visualization, and decision-making in maritime operations.</text:p>
      <text:h text:style-name="Heading_20_1" text:outline-level="1">1. Filtering Data by Geographic Region (Bounding Box)</text:h>
      <text:p text:style-name="Standard">The first operation is geographic filtering of the AIS data based on a bounding box. The bounding box is a rectangle defined by minimum and maximum latitude and longitude. This ensures that the analysis focuses only on data points within a specific geographic region.</text:p>
      <text:p text:style-name="Standard">Why it's important:</text:p>
      <text:p text:style-name="Standard">- Reduces data size by focusing only on relevant data in the area of interest.<text:line-break/>- Allows for region-specific analysis, such as monitoring vessels in a particular port or shipping lane.</text:p>
      <text:h text:style-name="Heading_20_1" text:outline-level="1">2. Filtering by MMSI (Optional)</text:h>
      <text:p text:style-name="Standard">This step allows filtering the dataset for a specific MMSI (Maritime Mobile Service Identity). Each vessel is identified by a unique MMSI, which is used to isolate data related to a particular vessel if necessary.</text:p>
      <text:p text:style-name="Standard">Why it's important:</text:p>
      <text:p text:style-name="Standard">- Enables analysis of specific vessel trajectories.<text:line-break/>- Facilitates segmentation of data when working with multiple vessels, allowing separate analysis for each.</text:p>
      <text:h text:style-name="Heading_20_1" text:outline-level="1">3. Grouping by MMSI</text:h>
      <text:p text:style-name="Standard">The AIS data is grouped by MMSI, ensuring that each group corresponds to the trajectory of a single vessel.</text:p>
      <text:p text:style-name="Standard">Why it's important:</text:p>
      <text:p text:style-name="Standard"><text:soft-page-break/>- Facilitates independent processing of each vessel's trajectory.<text:line-break/>- Avoids mixing data from different vessels, ensuring that each trajectory is analyzed separately.</text:p>
      <text:h text:style-name="Heading_20_1" text:outline-level="1">4. Sorting by Timestamp</text:h>
      <text:p text:style-name="Standard">The data within each group (per vessel) is sorted by timestamp to ensure chronological order of the recorded positions.</text:p>
      <text:p text:style-name="Standard">Why it's important:</text:p>
      <text:p text:style-name="Standard">- Ensures that the trajectory data reflects the true order of events over time.<text:line-break/>- Time-based analysis, such as calculating speed or direction, requires data to be in chronological order.</text:p>
      <text:h text:style-name="Heading_20_1" text:outline-level="1">5. Splitting the Data into Sub-Trajectories Based on Time Gaps</text:h>
      <text:p text:style-name="Standard">This step identifies time gaps between consecutive data points that exceed a predefined threshold. If such a gap exists, the trajectory is split into sub-trajectories.</text:p>
      <text:p text:style-name="Standard">Why it's important:</text:p>
      <text:p text:style-name="Standard">- Handles missing data or disruptions by recognizing when a vessel stops or when data transmission fails.<text:line-break/>- Prevents misinterpretation of long gaps in data as continuous movement.</text:p>
      <text:h text:style-name="Heading_20_1" text:outline-level="1">6. Interpolation (Resampling)</text:h>
      <text:p text:style-name="Standard">Linear interpolation is performed to resample the trajectory at a regular time interval. This ensures that even if data points are missing or irregularly spaced, the trajectory is represented as a smooth, continuous path.</text:p>
      <text:p text:style-name="Standard">Why it's important:</text:p>
      <text:p text:style-name="Standard">- Regular time intervals are essential for time series analysis and comparisons.<text:line-break/>- Helps fill in gaps where data is missing or sparse.<text:line-break/>- Smoothens the trajectory for more accurate analysis and modeling.</text:p>
      <text:h text:style-name="Heading_20_1" text:outline-level="1">7. Adding the Pattern Descriptor</text:h>
      <text:p text:style-name="Standard">The resampled trajectory is annotated with a pattern descriptor, which categorizes the vessel's behavior based on the average speed.</text:p>
      <text:p text:style-name="Standard"><text:soft-page-break/>Why it's important:</text:p>
      <text:p text:style-name="Standard">- Classifies the movement pattern (e.g., stationary, slow movement, high speed), providing insights into the vessel’s behavior.<text:line-break/>- Useful for identifying anomalies, monitoring vessel activity, and decision-making in maritime operations.</text:p>
      <text:h text:style-name="Heading_20_1" text:outline-level="1">8. Tracking Processed Trajectories and Combining Them</text:h>
      <text:p text:style-name="Standard">Each processed trajectory is assigned a unique identifier (TrajectoryID) and tagged with the MMSI of the vessel.</text:p>
      <text:p text:style-name="Standard">Why it's important:</text:p>
      <text:p text:style-name="Standard">- Ensures that each trajectory can be uniquely identified and tracked.<text:line-break/>- Provides clarity in case of any further processing or data retrieval.</text:p>
      <text:h text:style-name="Heading_20_1" text:outline-level="1">9. Combining All Trajectories</text:h>
      <text:p text:style-name="Standard">Once all sub-trajectories have been processed, they are combined into a single DataFrame for easier handling.</text:p>
      <text:p text:style-name="Standard">Why it's important:</text:p>
      <text:p text:style-name="Standard">- Consolidates all individual vessel trajectories into a single dataset for further analysis.<text:line-break/>- Facilitates operations like plotting or statistical analysis across all vessels.</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compute_pattern_descriptor Function</text:span></text:p>
      <text:p text:style-name="Standard"/>
      <text:p text:style-name="Standard"><text:span text:style-name="T2">def compute_pattern_descriptor(trajectory):</text:span></text:p>
      <text:p text:style-name="Standard"><text:span text:style-name="T2"><text:s text:c="4"/>avg_speed = trajectory['SOG'].mean()</text:span></text:p>
      <text:p text:style-name="Standard"><text:span text:style-name="T2"><text:s text:c="4"/>if avg_speed &lt; 1:</text:span></text:p>
      <text:p text:style-name="Standard"><text:span text:style-name="T2"><text:s text:c="8"/>return "Stationary"</text:span></text:p>
      <text:p text:style-name="Standard"><text:span text:style-name="T2"><text:s text:c="4"/>elif avg_speed &lt; 5:</text:span></text:p>
      <text:p text:style-name="Standard"><text:span text:style-name="T2"><text:s text:c="8"/>return "Slow Movement"</text:span></text:p>
      <text:p text:style-name="Standard"><text:span text:style-name="T2"><text:s text:c="4"/>else:</text:span></text:p>
      <text:p text:style-name="Standard"><text:span text:style-name="T2"><text:s text:c="8"/>return "High Speed"</text:span></text:p>
      <text:p text:style-name="Standard"/>
      <text:list xml:id="list2233234300" text:style-name="WWNum1">
        <text:list-item>
          <text:p text:style-name="P5">This function computes a <text:span text:style-name="Strong_20_Emphasis">pattern descriptor</text:span> for the given trajectory. The pattern is classified based on the <text:span text:style-name="Strong_20_Emphasis">average speed</text:span> of the vessel. The <text:span text:style-name="Source_20_Text">SOG</text:span> (Speed Over Ground) is used to determine the speed:</text:p>
          <text:list>
            <text:list-item>
              <text:p text:style-name="P14"><text:span text:style-name="Strong_20_Emphasis">Stationary</text:span>: If the vessel’s average speed is less than 1 knot.</text:p>
            </text:list-item>
            <text:list-item>
              <text:p text:style-name="P14"><text:span text:style-name="Strong_20_Emphasis">Slow Movement</text:span>: If the speed is between 1 and 5 knots.</text:p>
            </text:list-item>
            <text:list-item>
              <text:p text:style-name="P15"><text:span text:style-name="Strong_20_Emphasis">High Speed</text:span>: If the speed exceeds 5 knots.</text:p>
            </text:list-item>
          </text:list>
        </text:list-item>
      </text:list>
      <text:p text:style-name="Text_20_body">This function is essential for categorizing the movement pattern of each trajectory, which could be useful for analysis, monitoring, or classification purposes.</text:p>
      <text:p text:style-name="Text_20_body"/>
      <text:p text:style-name="Text_20_body"/>
      <text:h text:style-name="P1" text:outline-level="3">3. <text:span text:style-name="Strong_20_Emphasis"><text:span text:style-name="T4">prepare_ais_data Function</text:span></text:span></text:h>
      <text:h text:style-name="P2" text:outline-level="4"><text:span text:style-name="Strong_20_Emphasis"><text:span text:style-name="T4">Function Parameters:</text:span></text:span></text:h>
      <text:list xml:id="list661222889" text:style-name="WWNum2">
        <text:list-item>
          <text:p text:style-name="P6"><text:span text:style-name="Source_20_Text">data</text:span>: A DataFrame containing AIS data. Typically, this would include columns like <text:span text:style-name="Source_20_Text">LAT</text:span> (latitude), <text:span text:style-name="Source_20_Text">LON</text:span> (longitude), <text:span text:style-name="Source_20_Text">SOG</text:span> (speed), and <text:span text:style-name="Source_20_Text">BaseDateTime</text:span> (timestamp).</text:p>
        </text:list-item>
        <text:list-item>
          <text:p text:style-name="P6"><text:span text:style-name="Source_20_Text">bounding_box</text:span>: Defines the geographic region (latitude and longitude) that we are interested in. It’s used for filtering the dataset to focus on specific geographic areas.</text:p>
        </text:list-item>
        <text:list-item>
          <text:p text:style-name="P6"><text:soft-page-break/><text:span text:style-name="Source_20_Text">specific_mmsi</text:span>: This is an optional parameter to filter data by a specific MMSI (Maritime Mobile Service Identity) number, which uniquely identifies a vessel.</text:p>
        </text:list-item>
        <text:list-item>
          <text:p text:style-name="P6"><text:span text:style-name="Source_20_Text">time_gap_threshold</text:span>: Defines the maximum allowable time difference between consecutive points for the trajectory to remain continuous. If the time difference exceeds this threshold, the trajectory is split into separate sub-trajectories.</text:p>
        </text:list-item>
        <text:list-item>
          <text:p text:style-name="P8"><text:span text:style-name="Source_20_Text">resample_interval</text:span>: Defines the interval (in seconds) for resampling the trajectory data.</text:p>
        </text:list-item>
      </text:list>
      <text:h text:style-name="P2" text:outline-level="4"><text:span text:style-name="Strong_20_Emphasis"><text:span text:style-name="T4">Step-by-Step Explanation of Operations:</text:span></text:span></text:h>
      <text:h text:style-name="P1" text:outline-level="3">3.1 <text:span text:style-name="Strong_20_Emphasis"><text:span text:style-name="T4">Filtering the Data by Bounding Box</text:span></text:span></text:h>
      <text:p text:style-name="Text_20_body">filtered_data = data[</text:p>
      <text:p text:style-name="Text_20_body"><text:s text:c="4"/>(data['LAT'] &gt;= min_lat) &amp; (data['LAT'] &lt;= max_lat) &amp;</text:p>
      <text:p text:style-name="Text_20_body"><text:s text:c="4"/>(data['LON'] &gt;= min_lon) &amp; (data['LON'] &lt;= max_lon)</text:p>
      <text:p text:style-name="Text_20_body">]</text:p>
      <text:p text:style-name="Text_20_body"/>
      <text:list xml:id="list918306261" text:style-name="WWNum3">
        <text:list-item>
          <text:p text:style-name="P9">This step filters the AIS data to keep only the data points that fall within the geographic <text:span text:style-name="Strong_20_Emphasis">bounding box</text:span> (defined by the minimum and maximum latitude and longitude). This is important when focusing on a specific region of interest.</text:p>
        </text:list-item>
      </text:list>
      <text:h text:style-name="P1" text:outline-level="3">3.2 <text:span text:style-name="Strong_20_Emphasis"><text:span text:style-name="T4">Filtering for a Specific MMSI (Optional)</text:span></text:span></text:h>
      <text:p text:style-name="Text_20_body">if specific_mmsi:</text:p>
      <text:p text:style-name="Text_20_body"><text:s text:c="4"/>filtered_data = filtered_data[filtered_data['MMSI'] == specific_mmsi]</text:p>
      <text:p text:style-name="Text_20_body"/>
      <text:list xml:id="list906007937" text:style-name="WWNum4">
        <text:list-item>
          <text:p text:style-name="P10">If a specific <text:span text:style-name="Strong_20_Emphasis">MMSI</text:span> is provided, the data is further filtered to include only the records belonging to that vessel. This allows for the analysis of a particular vessel’s trajectory, excluding data from others.</text:p>
        </text:list-item>
      </text:list>
      <text:h text:style-name="P1" text:outline-level="3">3.3 <text:span text:style-name="Strong_20_Emphasis"><text:span text:style-name="T4">Grouping the Data by MMSI</text:span></text:span></text:h>
      <text:p text:style-name="Text_20_body">grouped = filtered_data.groupby('MMSI')</text:p>
      <text:list xml:id="list2216682690" text:style-name="WWNum5">
        <text:list-item>
          <text:p text:style-name="P11">The filtered data is grouped by <text:span text:style-name="Strong_20_Emphasis">MMSI</text:span> because each MMSI corresponds to a unique vessel. The goal is to process trajectories separately for each vessel, ensuring that the analysis focuses on each individual vessel’s movement.</text:p>
        </text:list-item>
      </text:list>
      <text:h text:style-name="P1" text:outline-level="3"><text:soft-page-break/>3.4 <text:span text:style-name="Strong_20_Emphasis"><text:span text:style-name="T4">Sorting by Timestamp</text:span></text:span></text:h>
      <text:p text:style-name="Text_20_body">group = group.sort_values(by='BaseDateTime')</text:p>
      <text:p text:style-name="Text_20_body">group['BaseDateTime'] = pd.to_datetime(group['BaseDateTime'])</text:p>
      <text:p text:style-name="Text_20_body"/>
      <text:p text:style-name="Text_20_body">Each group (vessel) is sorted by <text:span text:style-name="Strong_20_Emphasis">timestamp</text:span> (<text:span text:style-name="Source_20_Text">BaseDateTime</text:span>). Sorting ensures that the data is in chronological order, which is crucial for trajectory analysis. This helps in understanding the vessel's movement over time.</text:p>
      <text:p text:style-name="Text_20_body"/>
      <text:p text:style-name="Text_20_body">3.5 <text:span text:style-name="Strong_20_Emphasis">Splitting the Data into Sub-Trajectories</text:span></text:p>
      <text:p text:style-name="Text_20_body"><text:span text:style-name="Strong_20_Emphasis"><text:span text:style-name="T5">group['time_diff'] = group['BaseDateTime'].diff()</text:span></text:span></text:p>
      <text:p text:style-name="Text_20_body"><text:span text:style-name="Strong_20_Emphasis"><text:span text:style-name="T5">sub_trajectories = np.split(group, group[group['time_diff'] &gt; time_gap_threshold].index)</text:span></text:span></text:p>
      <text:p text:style-name="P4"><text:span text:style-name="Strong_20_Emphasis"/></text:p>
      <text:list xml:id="list1031260413" text:style-name="WWNum6">
        <text:list-item>
          <text:p text:style-name="P7"><text:span text:style-name="Strong_20_Emphasis"><text:span text:style-name="T5">The </text:span></text:span><text:span text:style-name="Source_20_Text"><text:span text:style-name="T5">time_diff</text:span></text:span><text:span text:style-name="Strong_20_Emphasis"><text:span text:style-name="T5"> column is calculated to represent the difference in time between consecutive points. The data is then split into </text:span></text:span><text:span text:style-name="Strong_20_Emphasis">sub-trajectories</text:span><text:span text:style-name="Strong_20_Emphasis"><text:span text:style-name="T5"> wherever the time difference exceeds the specified </text:span></text:span><text:span text:style-name="Source_20_Text"><text:span text:style-name="T5">time_gap_threshold</text:span></text:span><text:span text:style-name="Strong_20_Emphasis"><text:span text:style-name="T5">.</text:span></text:span></text:p>
        </text:list-item>
        <text:list-item>
          <text:p text:style-name="P12">This operation is important because significant gaps in time may indicate that the vessel stopped, or that data was missing, and these gaps necessitate separating the trajectory into distinct parts.</text:p>
        </text:list-item>
      </text:list>
      <text:h text:style-name="P1" text:outline-level="3">3.6 <text:span text:style-name="Strong_20_Emphasis"><text:span text:style-name="T4">Interpolating Data (Resampling the Trajectory)</text:span></text:span></text:h>
      <text:p text:style-name="Text_20_body"><text:span text:style-name="Strong_20_Emphasis"><text:span text:style-name="T5"># Linear interpolation for LAT, LON, SOG</text:span></text:span></text:p>
      <text:p text:style-name="Text_20_body"><text:span text:style-name="Strong_20_Emphasis"><text:span text:style-name="T5">interp_lat = interp1d(</text:span></text:span></text:p>
      <text:p text:style-name="Text_20_body"><text:span text:style-name="Strong_20_Emphasis"><text:span text:style-name="T5"><text:s text:c="4"/>timestamps.astype(np.int64), latitudes, kind='linear', bounds_error=False, fill_value="extrapolate"</text:span></text:span></text:p>
      <text:p text:style-name="Text_20_body"><text:span text:style-name="Strong_20_Emphasis"><text:span text:style-name="T5">)</text:span></text:span></text:p>
      <text:p text:style-name="Text_20_body"><text:span text:style-name="Strong_20_Emphasis"><text:span text:style-name="T5">interp_lon = interp1d(</text:span></text:span></text:p>
      <text:p text:style-name="Text_20_body"><text:span text:style-name="Strong_20_Emphasis"><text:span text:style-name="T5"><text:s text:c="4"/>timestamps.astype(np.int64), longitudes, kind='linear', bounds_error=False, fill_value="extrapolate"</text:span></text:span></text:p>
      <text:p text:style-name="Text_20_body"><text:span text:style-name="Strong_20_Emphasis"><text:span text:style-name="T5">)</text:span></text:span></text:p>
      <text:p text:style-name="Text_20_body"><text:span text:style-name="Strong_20_Emphasis"><text:span text:style-name="T5">interp_sog = interp1d(</text:span></text:span></text:p>
      <text:p text:style-name="Text_20_body"><text:span text:style-name="Strong_20_Emphasis"><text:span text:style-name="T5"><text:s text:c="4"/>timestamps.astype(np.int64), sog, kind='linear', bounds_error=False, fill_value="extrapolate"</text:span></text:span></text:p>
      <text:p text:style-name="Text_20_body"><text:span text:style-name="Strong_20_Emphasis"><text:span text:style-name="T5">)</text:span></text:span></text:p>
      <text:list xml:id="list3619878804" text:style-name="WWNum7">
        <text:list-item>
          <text:p text:style-name="P16"><text:soft-page-break/><text:span text:style-name="Strong_20_Emphasis">Linear interpolation</text:span><text:span text:style-name="Strong_20_Emphasis"><text:span text:style-name="T5"> is performed on the latitude (</text:span></text:span><text:span text:style-name="Source_20_Text"><text:span text:style-name="T5">LAT</text:span></text:span><text:span text:style-name="Strong_20_Emphasis"><text:span text:style-name="T5">), longitude (</text:span></text:span><text:span text:style-name="Source_20_Text"><text:span text:style-name="T5">LON</text:span></text:span><text:span text:style-name="Strong_20_Emphasis"><text:span text:style-name="T5">), and speed (</text:span></text:span><text:span text:style-name="Source_20_Text"><text:span text:style-name="T5">SOG</text:span></text:span><text:span text:style-name="Strong_20_Emphasis"><text:span text:style-name="T5">) values. This step fills in the gaps by generating values at regular intervals between the observed data points. </text:span></text:span><text:span text:style-name="Strong_20_Emphasis">Extrapolation</text:span><text:span text:style-name="Strong_20_Emphasis"><text:span text:style-name="T5"> is used to estimate values outside the range of the data.</text:span></text:span></text:p>
        </text:list-item>
      </text:list>
      <text:list xml:id="list3655768594" text:style-name="WWNum8">
        <text:list-item>
          <text:p text:style-name="P17"><text:span text:style-name="Strong_20_Emphasis">Resampling</text:span> creates a consistent and evenly spaced time series of data, with timestamps at a specified interval (<text:span text:style-name="Source_20_Text">resample_interval</text:span>), making the trajectory suitable for analysis and comparison.</text:p>
        </text:list-item>
      </text:list>
      <text:p text:style-name="Text_20_body"><text:span text:style-name="Strong_20_Emphasis"><text:span text:style-name="T5">3.7 </text:span></text:span><text:span text:style-name="Strong_20_Emphasis">Adding the Pattern Descriptor</text:span></text:p>
      <text:p text:style-name="Text_20_body"><text:span text:style-name="Strong_20_Emphasis"><text:span text:style-name="T5">pattern_descriptor = compute_pattern_descriptor(resampled_traj)</text:span></text:span></text:p>
      <text:p text:style-name="Text_20_body"><text:span text:style-name="Strong_20_Emphasis"><text:span text:style-name="T5">resampled_traj['PatternDescriptor'] = pattern_descriptor</text:span></text:span></text:p>
      <text:p text:style-name="P4"><text:span text:style-name="Strong_20_Emphasis"/></text:p>
      <text:list xml:id="list3577777279" text:style-name="WWNum9">
        <text:list-item>
          <text:p text:style-name="P13"><text:span text:style-name="Strong_20_Emphasis"><text:span text:style-name="T5">After resampling, the pattern descriptor is computed for the interpolated trajectory. This categorizes the movement pattern (e.g., stationary, slow movement, high speed) based on the vessel's average speed.</text:span></text:span></text:p>
        </text:list-item>
      </text:list>
      <text:h text:style-name="P1" text:outline-level="3">3.8 <text:span text:style-name="Strong_20_Emphasis"><text:span text:style-name="T4">Tracking and Organizing Processed Trajectories</text:span></text:span></text:h>
      <text:p text:style-name="Text_20_body"><text:span text:style-name="Strong_20_Emphasis"><text:span text:style-name="T5">resampled_traj['MMSI'] = mmsi</text:span></text:span></text:p>
      <text:p text:style-name="Text_20_body"><text:span text:style-name="Strong_20_Emphasis"><text:span text:style-name="T5">resampled_traj['TrajectoryID'] = trajectory_id</text:span></text:span></text:p>
      <text:p text:style-name="Text_20_body"><text:span text:style-name="Strong_20_Emphasis"><text:span text:style-name="T5">The </text:span></text:span><text:span text:style-name="Source_20_Text"><text:span text:style-name="T5">MMSI</text:span></text:span><text:span text:style-name="Strong_20_Emphasis"><text:span text:style-name="T5"> and </text:span></text:span><text:span text:style-name="Source_20_Text"><text:span text:style-name="T5">TrajectoryID</text:span></text:span><text:span text:style-name="Strong_20_Emphasis"><text:span text:style-name="T5"> are added to the resampled trajectory to track the vessel and the specific trajectory. The </text:span></text:span><text:span text:style-name="Source_20_Text"><text:span text:style-name="T5">TrajectoryID</text:span></text:span><text:span text:style-name="Strong_20_Emphasis"><text:span text:style-name="T5"> is a unique identifier for each trajectory (or sub-trajectory).</text:span></text:span></text:p>
      <text:p text:style-name="Text_20_body"><text:span text:style-name="Strong_20_Emphasis"><text:span text:style-name="T6">3.9 </text:span></text:span><text:span text:style-name="Strong_20_Emphasis"><text:span text:style-name="T7">Combining All Trajectories</text:span></text:span></text:p>
      <text:p text:style-name="Text_20_body"><text:span text:style-name="Strong_20_Emphasis"><text:span text:style-name="T5">combined_df = pd.concat(trajectories, ignore_index=True)</text:span></text:span></text:p>
      <text:p text:style-name="Text_20_body"><text:span text:style-name="Strong_20_Emphasis"><text:span text:style-name="T3">All the processed sub-trajectories are combined into a single DataFrame, which now contains all the processed data (latitude, longitude, speed, timestamps, pattern descriptor, etc.) for all the vessels.</text:span></text:span></text:p>
      <text:p text:style-name="Text_20_body"><text:span text:style-name="Strong_20_Emphasis"/></text:p>
      <text:p text:style-name="Standard"/>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false" style:font-name-asian="ＭＳ 明朝"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1pt" fo:language="en" fo:country="US" style:letter-kerning="false" style:font-name-asian="ＭＳ 明朝"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mbria" fo:font-family="Cambria"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635cm" fo:margin-right="0cm" fo:margin-top="0cm" fo:margin-bottom="0.353cm" loext:contextual-spacing="true" fo:text-indent="-0.635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Cambria" fo:font-family="Cambria"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List_20_Bullet_20_3" style:display-name="List Bullet 3" style:family="paragraph" style:parent-style-name="Standard" style:default-outline-level="">
      <style:paragraph-properties fo:margin-top="0cm" fo:margin-bottom="0.353cm" loext:contextual-spacing="true"/>
    </style:style>
    <style:style style:name="List_20_Bullet_20_4" style:display-name="List Bullet 4" style:family="paragraph" style:parent-style-name="Standard" style:default-outline-level="">
      <style:paragraph-properties fo:margin-left="1.905cm" fo:margin-right="0cm" fo:margin-top="0cm" fo:margin-bottom="0.353cm" loext:contextual-spacing="true" fo:text-indent="-0.635cm" style:auto-text-indent="false"/>
    </style:style>
    <style:style style:name="List_20_Bullet" style:display-name="List Bullet" style:family="paragraph" style:parent-style-name="Standard" style:default-outline-level="">
      <style:paragraph-properties fo:margin-top="0cm" fo:margin-bottom="0.353cm" loext:contextual-spacing="true"/>
    </style:style>
    <style:style style:name="List_20_Bullet_20_2" style:display-name="List Bullet 2" style:family="paragraph" style:parent-style-name="Standard" style:default-outline-level="">
      <style:paragraph-properties fo:margin-top="0cm" fo:margin-bottom="0.353cm" loext:contextual-spacing="true"/>
    </style:style>
    <style:style style:name="List_20_Number" style:display-name="List Number" style:family="paragraph" style:parent-style-name="Standard" style:default-outline-level="">
      <style:paragraph-properties fo:margin-top="0cm" fo:margin-bottom="0.353cm" loext:contextual-spacing="true"/>
    </style:style>
    <style:style style:name="List_20_Number_20_2" style:display-name="List Number 2" style:family="paragraph" style:parent-style-name="Standard" style:default-outline-level="">
      <style:paragraph-properties fo:margin-top="0cm" fo:margin-bottom="0.353cm" loext:contextual-spacing="true"/>
    </style:style>
    <style:style style:name="List_20_Number_20_3" style:display-name="List Number 3" style:family="paragraph" style:parent-style-name="Standard" style:default-outline-level="">
      <style:paragraph-properties fo:margin-top="0cm" fo:margin-bottom="0.353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macro" style:family="paragraph" style:default-outline-level="">
      <style:paragraph-properties fo:margin-top="0cm" fo:margin-bottom="0.353cm" loext:contextual-spacing="false" fo:line-height="115%" fo:text-align="start" style:justify-single-word="false" fo:orphans="2" fo:widows="2" fo:hyphenation-ladder-count="no-limit"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family="Courier" style:font-family-generic="roman" style:font-pitch="variable" fo:font-size="10pt" fo:language="en" fo:country="US" style:letter-kerning="false" style:font-name-asian="ＭＳ 明朝" style:font-family-asian="'ＭＳ 明朝'"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7"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12-23T23:15:00</meta:creation-date>
    <meta:initial-creator>python-docx</meta:initial-creator>
    <dc:description>generated by python-docx</dc:description>
    <dc:language>en-IN</dc:language>
    <dc:date>2024-12-10T20:08:39</dc:date>
    <meta:editing-cycles>5</meta:editing-cycles>
    <meta:editing-duration>PT8M</meta:editing-duration>
    <meta:generator>LibreOffice/6.4.7.2$Linux_X86_64 LibreOffice_project/40$Build-2</meta:generator>
    <meta:document-statistic meta:table-count="0" meta:image-count="0" meta:object-count="0" meta:page-count="7" meta:paragraph-count="106" meta:word-count="1353" meta:character-count="9578" meta:non-whitespace-character-count="82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